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27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dddddd"/>
    </style:style>
    <style:style style:name="ce22" style:family="table-cell" style:parent-style-name="Default" style:data-style-name="N0">
      <style:table-cell-properties fo:background-color="#ffdaa2"/>
    </style:style>
    <style:style style:name="ce15" style:family="table-cell" style:parent-style-name="Default" style:data-style-name="N0">
      <style:table-cell-properties fo:background-color="#7da7d8"/>
    </style:style>
    <style:style style:name="ce16" style:family="table-cell" style:parent-style-name="Default" style:data-style-name="N0">
      <style:table-cell-properties fo:background-color="#fff200"/>
    </style:style>
    <style:style style:name="ce17" style:family="table-cell" style:parent-style-name="Default" style:data-style-name="N0">
      <style:table-cell-properties fo:background-color="#89c765"/>
    </style:style>
    <style:style style:name="ce18" style:family="table-cell" style:parent-style-name="Default" style:data-style-name="N0">
      <style:table-cell-properties fo:background-color="#bd7cb5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58220"/>
    </style:style>
    <style:style style:name="ce21" style:family="table-cell" style:parent-style-name="Default" style:data-style-name="N0">
      <style:table-cell-properties fo:background-color="#ffe5ca"/>
    </style:style>
    <style:style style:name="ce28" style:family="table-cell" style:parent-style-name="Default" style:data-style-name="N0"/>
    <style:style style:name="ce3" style:family="table-cell" style:parent-style-name="Default">
      <style:table-cell-properties fo:background-color="#ffdaa2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roducers" table:style-name="ta1">
        <office:forms form:automatic-focus="false" form:apply-design-mode="false"/>
        <table:table-column table:style-name="co1" table:default-cell-style-name="ce27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27" office:value-type="string" calcext:value-type="string">
            <text:p>Manufactur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GO</text:p>
          </table:table-cell>
          <table:table-cell office:value-type="string" calcext:value-type="string">
            <text:p>Argo Astronautic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AK</text:p>
          </table:table-cell>
          <table:table-cell office:value-type="string" calcext:value-type="string">
            <text:p>Drake Interplanet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Roberts Space Industri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usashi Indust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egis Dynamic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SD</text:p>
          </table:table-cell>
          <table:table-cell office:value-type="string" calcext:value-type="string">
            <text:p>Crusader Industri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VL</text:p>
          </table:table-cell>
          <table:table-cell office:value-type="string" calcext:value-type="string">
            <text:p>Anvil Aerospa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NU</text:p>
          </table:table-cell>
          <table:table-cell office:value-type="string" calcext:value-type="string">
            <text:p>Banu</text:p>
          </table:table-cell>
        </table:table-row>
      </table:table>
      <table:table table:name="Ships" table:style-name="ta1">
        <office:forms form:automatic-focus="false" form:apply-design-mode="false"/>
        <table:table-column table:style-name="co1" table:default-cell-style-name="ce27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anufacture</text:p>
          </table:table-cell>
          <table:table-cell table:style-name="ce27" office:value-type="string" calcext:value-type="string">
            <text:p>Code</text:p>
          </table:table-cell>
          <table:table-cell table:style-name="ce27" office:value-type="string" calcext:value-type="string">
            <text:p>SCU</text:p>
          </table:table-cell>
          <table:table-cell table:style-name="ce27" office:value-type="string" calcext:value-type="string">
            <text:p>Speed m/s</text:p>
          </table:table-cell>
          <table:table-cell table:style-name="ce27" office:value-type="string" calcext:value-type="string">
            <text:p>Lenght in meters</text:p>
          </table:table-cell>
          <table:table-cell table:style-name="ce27" office:value-type="string" calcext:value-type="string">
            <text:p>Mass in to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RV</text:p>
          </table:table-cell>
          <table:table-cell table:formula="of:=[$Producers.B2]" office:value-type="string" office:string-value="ARGO" calcext:value-type="string">
            <text:p>ARGO</text:p>
          </table:table-cell>
          <table:table-cell table:formula="of:=[$Producers.A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tlass Black</text:p>
          </table:table-cell>
          <table:table-cell table:formula="of:=[$Producers.B3]" office:value-type="string" office:string-value="DRAK" calcext:value-type="string">
            <text:p>DRAK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20" calcext:value-type="float">
            <text:p>220</text:p>
          </table:table-cell>
          <table:table-cell office:value-type="float" office:value="29" calcext:value-type="float">
            <text:p>2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tellation</text:p>
          </table:table-cell>
          <table:table-cell table:formula="of:=[$Producers.B4]" office:value-type="string" office:string-value="RSI" calcext:value-type="string">
            <text:p>RSI</text:p>
          </table:table-cell>
          <table:table-cell table:formula="of:=[$Producers.A4]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elancer Max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laimer</text:p>
          </table:table-cell>
          <table:table-cell table:formula="of:=[$Producers.B6]" office:value-type="string" office:string-value="AEGIS" calcext:value-type="string">
            <text:p>AEGIS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ll B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terpillar</text:p>
          </table:table-cell>
          <table:table-cell table:formula="of:=[$Producers.B3]" office:value-type="string" office:string-value="DRAK" calcext:value-type="string">
            <text:p>DRAK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 Hercules</text:p>
          </table:table-cell>
          <table:table-cell table:formula="of:=[$Producers.B7]" office:value-type="string" office:string-value="CRSD" calcext:value-type="string">
            <text:p>CRSD</text:p>
          </table:table-cell>
          <table:table-cell table:formula="of:=[$Producers.A7]"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dris-P</text:p>
          </table:table-cell>
          <table:table-cell table:formula="of:=[$Producers.B6]" office:value-type="string" office:string-value="AEGIS" calcext:value-type="string">
            <text:p>AEGIS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995" calcext:value-type="float">
            <text:p>995</text:p>
          </table:table-cell>
          <table:table-cell office:value-type="float" office:value="80" calcext:value-type="float">
            <text:p>80</text:p>
          </table:table-cell>
          <table:table-cell office:value-type="float" office:value="233" calcext:value-type="float">
            <text:p>233</text:p>
          </table:table-cell>
          <table:table-cell office:value-type="float" office:value="37310" calcext:value-type="float">
            <text:p>373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rack</text:p>
          </table:table-cell>
          <table:table-cell table:formula="of:=[$Producers.B8]" office:value-type="string" office:string-value="ANVL" calcext:value-type="string">
            <text:p>ANVL</text:p>
          </table:table-cell>
          <table:table-cell table:formula="of:=[$Producers.A8]"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chantman</text:p>
          </table:table-cell>
          <table:table-cell table:formula="of:=[$Producers.B9]" office:value-type="string" office:string-value="BANU" calcext:value-type="string">
            <text:p>BANU</text:p>
          </table:table-cell>
          <table:table-cell table:formula="of:=[$Producers.A9]" office:value-type="float" office:value="7" calcext:value-type="float">
            <text:p>7</text:p>
          </table:table-cell>
          <table:table-cell office:value-type="float" office:value="3584" calcext:value-type="float">
            <text:p>3584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9635" calcext:value-type="float">
            <text:p>96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ll C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4608" calcext:value-type="float">
            <text:p>460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886" calcext:value-type="float">
            <text:p>886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Default"/>
        <table:table-column table:style-name="co5" table:default-cell-style-name="ce2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/>
          <table:table-cell/>
          <table:table-cell table:style-name="Default"/>
          <table:table-cell table:style-name="ce1" table:formula="of:=[$Ships.$A2]" office:value-type="float" office:value="0" calcext:value-type="float">
            <text:p>0</text:p>
          </table:table-cell>
          <table:table-cell table:style-name="ce1" table:formula="of:=[$Ships.$A3]" office:value-type="float" office:value="1" calcext:value-type="float">
            <text:p>1</text:p>
          </table:table-cell>
          <table:table-cell table:style-name="ce1" table:formula="of:=[$Ships.$A4]" office:value-type="float" office:value="2" calcext:value-type="float">
            <text:p>2</text:p>
          </table:table-cell>
          <table:table-cell table:style-name="ce1" table:formula="of:=[$Ships.$A5]" office:value-type="float" office:value="3" calcext:value-type="float">
            <text:p>3</text:p>
          </table:table-cell>
          <table:table-cell table:style-name="ce1" table:formula="of:=[$Ships.$A6]" office:value-type="float" office:value="4" calcext:value-type="float">
            <text:p>4</text:p>
          </table:table-cell>
          <table:table-cell table:style-name="ce1" table:formula="of:=[$Ships.$A7]" office:value-type="float" office:value="5" calcext:value-type="float">
            <text:p>5</text:p>
          </table:table-cell>
          <table:table-cell table:style-name="ce1" table:formula="of:=[$Ships.$A8]" office:value-type="float" office:value="6" calcext:value-type="float">
            <text:p>6</text:p>
          </table:table-cell>
          <table:table-cell table:style-name="ce1" table:formula="of:=[$Ships.$A9]" office:value-type="float" office:value="7" calcext:value-type="float">
            <text:p>7</text:p>
          </table:table-cell>
          <table:table-cell table:style-name="ce1" table:formula="of:=[$Ships.$A10]" office:value-type="float" office:value="8" calcext:value-type="float">
            <text:p>8</text:p>
          </table:table-cell>
          <table:table-cell table:style-name="ce1" table:formula="of:=[$Ships.$A11]" office:value-type="float" office:value="9" calcext:value-type="float">
            <text:p>9</text:p>
          </table:table-cell>
          <table:table-cell table:style-name="ce1" table:formula="of:=[$Ships.$A12]" office:value-type="float" office:value="10" calcext:value-type="float">
            <text:p>10</text:p>
          </table:table-cell>
          <table:table-cell table:style-name="ce1" table:formula="of:=[$Ships.$A13]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 table:style-name="ce3" table:formula="of:=[$Ships.$B2]" office:value-type="string" office:string-value="SRV" calcext:value-type="string">
            <text:p>SRV</text:p>
          </table:table-cell>
          <table:table-cell table:style-name="ce3" table:formula="of:=[$Ships.$B3]" office:value-type="string" office:string-value="Cutlass Black" calcext:value-type="string">
            <text:p>Cutlass Black</text:p>
          </table:table-cell>
          <table:table-cell table:style-name="ce3" table:formula="of:=[$Ships.$B4]" office:value-type="string" office:string-value="Constellation" calcext:value-type="string">
            <text:p>Constellation</text:p>
          </table:table-cell>
          <table:table-cell table:style-name="ce3" table:formula="of:=[$Ships.$B5]" office:value-type="string" office:string-value="Freelancer Max" calcext:value-type="string">
            <text:p>Freelancer Max</text:p>
          </table:table-cell>
          <table:table-cell table:style-name="ce3" table:formula="of:=[$Ships.$B6]" office:value-type="string" office:string-value="Reclaimer" calcext:value-type="string">
            <text:p>Reclaimer</text:p>
          </table:table-cell>
          <table:table-cell table:style-name="ce3" table:formula="of:=[$Ships.$B7]" office:value-type="string" office:string-value="Hull B" calcext:value-type="string">
            <text:p>Hull B</text:p>
          </table:table-cell>
          <table:table-cell table:style-name="ce3" table:formula="of:=[$Ships.$B8]" office:value-type="string" office:string-value="Caterpillar" calcext:value-type="string">
            <text:p>Caterpillar</text:p>
          </table:table-cell>
          <table:table-cell table:style-name="ce3" table:formula="of:=[$Ships.$B9]" office:value-type="string" office:string-value="C2 Hercules" calcext:value-type="string">
            <text:p>C2 Hercules</text:p>
          </table:table-cell>
          <table:table-cell table:style-name="ce3" table:formula="of:=[$Ships.$B10]" office:value-type="string" office:string-value="Idris-P" calcext:value-type="string">
            <text:p>Idris-P</text:p>
          </table:table-cell>
          <table:table-cell table:style-name="ce3" table:formula="of:=[$Ships.$B11]" office:value-type="string" office:string-value="Carrack" calcext:value-type="string">
            <text:p>Carrack</text:p>
          </table:table-cell>
          <table:table-cell table:style-name="ce3" table:formula="of:=[$Ships.$B12]" office:value-type="string" office:string-value="Merchantman" calcext:value-type="string">
            <text:p>Merchantman</text:p>
          </table:table-cell>
          <table:table-cell table:style-name="ce3" table:formula="of:=[$Ships.$B13]" office:value-type="string" office:string-value="Hull C" calcext:value-type="string">
            <text:p>Hull C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No of locations</text:p>
          </table:table-cell>
          <table:table-cell table:formula="of:=COUNTIF([.D7:.D27];&quot;&gt;0&quot;)" office:value-type="float" office:value="0" calcext:value-type="float">
            <text:p>0</text:p>
          </table:table-cell>
          <table:table-cell table:formula="of:=COUNTIF([.E7:.E27];&quot;&gt;0&quot;)" office:value-type="float" office:value="1" calcext:value-type="float">
            <text:p>1</text:p>
          </table:table-cell>
          <table:table-cell table:formula="of:=COUNTIF([.F7:.F27];&quot;&gt;0&quot;)" office:value-type="float" office:value="1" calcext:value-type="float">
            <text:p>1</text:p>
          </table:table-cell>
          <table:table-cell table:formula="of:=COUNTIF([.G7:.G27];&quot;&gt;0&quot;)" office:value-type="float" office:value="0" calcext:value-type="float">
            <text:p>0</text:p>
          </table:table-cell>
          <table:table-cell table:formula="of:=COUNTIF([.H7:.H27];&quot;&gt;0&quot;)" office:value-type="float" office:value="0" calcext:value-type="float">
            <text:p>0</text:p>
          </table:table-cell>
          <table:table-cell table:formula="of:=COUNTIF([.I7:.I27];&quot;&gt;0&quot;)" office:value-type="float" office:value="0" calcext:value-type="float">
            <text:p>0</text:p>
          </table:table-cell>
          <table:table-cell table:formula="of:=COUNTIF([.J7:.J27];&quot;&gt;0&quot;)" office:value-type="float" office:value="0" calcext:value-type="float">
            <text:p>0</text:p>
          </table:table-cell>
          <table:table-cell table:formula="of:=COUNTIF([.K7:.K27];&quot;&gt;0&quot;)" office:value-type="float" office:value="0" calcext:value-type="float">
            <text:p>0</text:p>
          </table:table-cell>
          <table:table-cell table:formula="of:=COUNTIF([.L7:.L27];&quot;&gt;0&quot;)" office:value-type="float" office:value="0" calcext:value-type="float">
            <text:p>0</text:p>
          </table:table-cell>
          <table:table-cell table:formula="of:=COUNTIF([.M7:.M27];&quot;&gt;0&quot;)" office:value-type="float" office:value="0" calcext:value-type="float">
            <text:p>0</text:p>
          </table:table-cell>
          <table:table-cell table:formula="of:=COUNTIF([.N7:.N27];&quot;&gt;0&quot;)" office:value-type="float" office:value="0" calcext:value-type="float">
            <text:p>0</text:p>
          </table:table-cell>
          <table:table-cell table:formula="of:=COUNTIF([.O7:.O27];&quot;&gt;0&quot;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in</text:p>
          </table:table-cell>
          <table:table-cell table:style-name="ce28" table:formula="of:=SMALL([.D7:.D24];COUNTIF([.D7:.D24];&quot;&lt;=0&quot;)+1)" office:value-type="string" office:string-value="" calcext:value-type="error">
            <text:p>#VALUE!</text:p>
          </table:table-cell>
          <table:table-cell table:style-name="ce28" table:formula="of:=SMALL([.E7:.E24];COUNTIF([.E7:.E24];&quot;&lt;=0&quot;)+1)" office:value-type="float" office:value="5000" calcext:value-type="float">
            <text:p>5000</text:p>
          </table:table-cell>
          <table:table-cell table:style-name="ce28" table:formula="of:=SMALL([.F7:.F24];COUNTIF([.F7:.F24];&quot;&lt;=0&quot;)+1)" office:value-type="float" office:value="12000" calcext:value-type="float">
            <text:p>12000</text:p>
          </table:table-cell>
          <table:table-cell table:style-name="ce28" table:formula="of:=SMALL([.G7:.G24];COUNTIF([.G7:.G24];&quot;&lt;=0&quot;)+1)" office:value-type="string" office:string-value="" calcext:value-type="error">
            <text:p>#VALUE!</text:p>
          </table:table-cell>
          <table:table-cell table:style-name="ce28" table:formula="of:=SMALL([.H7:.H24];COUNTIF([.H7:.H24];&quot;&lt;=0&quot;)+1)" office:value-type="string" office:string-value="" calcext:value-type="error">
            <text:p>#VALUE!</text:p>
          </table:table-cell>
          <table:table-cell table:style-name="ce28" table:formula="of:=SMALL([.I7:.I24];COUNTIF([.I7:.I24];&quot;&lt;=0&quot;)+1)" office:value-type="string" office:string-value="" calcext:value-type="error">
            <text:p>#VALUE!</text:p>
          </table:table-cell>
          <table:table-cell table:style-name="ce28" table:formula="of:=SMALL([.J7:.J24];COUNTIF([.J7:.J24];&quot;&lt;=0&quot;)+1)" office:value-type="string" office:string-value="" calcext:value-type="error">
            <text:p>#VALUE!</text:p>
          </table:table-cell>
          <table:table-cell table:style-name="ce28" table:formula="of:=SMALL([.K7:.K24];COUNTIF([.K7:.K24];&quot;&lt;=0&quot;)+1)" office:value-type="string" office:string-value="" calcext:value-type="error">
            <text:p>#VALUE!</text:p>
          </table:table-cell>
          <table:table-cell table:style-name="ce28" table:formula="of:=SMALL([.L7:.L24];COUNTIF([.L7:.L24];&quot;&lt;=0&quot;)+1)" office:value-type="string" office:string-value="" calcext:value-type="error">
            <text:p>#VALUE!</text:p>
          </table:table-cell>
          <table:table-cell table:style-name="ce28" table:formula="of:=SMALL([.M7:.M24];COUNTIF([.M7:.M24];&quot;&lt;=0&quot;)+1)" office:value-type="string" office:string-value="" calcext:value-type="error">
            <text:p>#VALUE!</text:p>
          </table:table-cell>
          <table:table-cell table:style-name="ce28" table:formula="of:=SMALL([.N7:.N24];COUNTIF([.N7:.N24];&quot;&lt;=0&quot;)+1)" office:value-type="string" office:string-value="" calcext:value-type="error">
            <text:p>#VALUE!</text:p>
          </table:table-cell>
          <table:table-cell table:style-name="ce28" table:formula="of:=SMALL([.O7:.O24];COUNTIF([.O7:.O24];&quot;&lt;=0&quot;)+1)" office:value-type="string" office:string-value="" calcext:value-type="error">
            <text:p>#VALUE!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ax</text:p>
          </table:table-cell>
          <table:table-cell table:formula="of:=MAX([.D7:.D24])" office:value-type="float" office:value="0" calcext:value-type="float">
            <text:p>0</text:p>
          </table:table-cell>
          <table:table-cell table:formula="of:=MAX([.E7:.E24])" office:value-type="float" office:value="5000" calcext:value-type="float">
            <text:p>5000</text:p>
          </table:table-cell>
          <table:table-cell table:formula="of:=MAX([.F7:.F24])" office:value-type="float" office:value="12000" calcext:value-type="float">
            <text:p>12000</text:p>
          </table:table-cell>
          <table:table-cell table:formula="of:=MAX([.G7:.G24])" office:value-type="float" office:value="0" calcext:value-type="float">
            <text:p>0</text:p>
          </table:table-cell>
          <table:table-cell table:formula="of:=MAX([.H7:.H24])" office:value-type="float" office:value="0" calcext:value-type="float">
            <text:p>0</text:p>
          </table:table-cell>
          <table:table-cell table:formula="of:=MAX([.I7:.I24])" office:value-type="float" office:value="0" calcext:value-type="float">
            <text:p>0</text:p>
          </table:table-cell>
          <table:table-cell table:formula="of:=MAX([.J7:.J24])" office:value-type="float" office:value="0" calcext:value-type="float">
            <text:p>0</text:p>
          </table:table-cell>
          <table:table-cell table:formula="of:=MAX([.K7:.K24])" office:value-type="float" office:value="0" calcext:value-type="float">
            <text:p>0</text:p>
          </table:table-cell>
          <table:table-cell table:formula="of:=MAX([.L7:.L24])" office:value-type="float" office:value="0" calcext:value-type="float">
            <text:p>0</text:p>
          </table:table-cell>
          <table:table-cell table:formula="of:=MAX([.M7:.M24])" office:value-type="float" office:value="0" calcext:value-type="float">
            <text:p>0</text:p>
          </table:table-cell>
          <table:table-cell table:formula="of:=MAX([.N7:.N24])" office:value-type="float" office:value="0" calcext:value-type="float">
            <text:p>0</text:p>
          </table:table-cell>
          <table:table-cell table:formula="of:=MAX([.O7:.O24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27" office:value-type="string" calcext:value-type="string">
            <text:p>Diff</text:p>
          </table:table-cell>
          <table:table-cell table:style-name="ce27" table:formula="of:=[.D5]-[.D4]" office:value-type="string" office:string-value="" calcext:value-type="error">
            <text:p>#VALUE!</text:p>
          </table:table-cell>
          <table:table-cell table:style-name="ce27" table:formula="of:=[.E5]-[.E4]" office:value-type="float" office:value="0" calcext:value-type="float">
            <text:p>0</text:p>
          </table:table-cell>
          <table:table-cell table:style-name="ce27" table:formula="of:=[.F5]-[.F4]" office:value-type="float" office:value="0" calcext:value-type="float">
            <text:p>0</text:p>
          </table:table-cell>
          <table:table-cell table:style-name="ce27" table:formula="of:=[.G5]-[.G4]" office:value-type="string" office:string-value="" calcext:value-type="error">
            <text:p>#VALUE!</text:p>
          </table:table-cell>
          <table:table-cell table:style-name="ce27" table:formula="of:=[.H5]-[.H4]" office:value-type="string" office:string-value="" calcext:value-type="error">
            <text:p>#VALUE!</text:p>
          </table:table-cell>
          <table:table-cell table:style-name="ce27" table:formula="of:=[.I5]-[.I4]" office:value-type="string" office:string-value="" calcext:value-type="error">
            <text:p>#VALUE!</text:p>
          </table:table-cell>
          <table:table-cell table:style-name="ce27" table:formula="of:=[.J5]-[.J4]" office:value-type="string" office:string-value="" calcext:value-type="error">
            <text:p>#VALUE!</text:p>
          </table:table-cell>
          <table:table-cell table:style-name="ce27" table:formula="of:=[.K5]-[.K4]" office:value-type="string" office:string-value="" calcext:value-type="error">
            <text:p>#VALUE!</text:p>
          </table:table-cell>
          <table:table-cell table:style-name="ce27" table:formula="of:=[.L5]-[.L4]" office:value-type="string" office:string-value="" calcext:value-type="error">
            <text:p>#VALUE!</text:p>
          </table:table-cell>
          <table:table-cell table:style-name="ce27" table:formula="of:=[.M5]-[.M4]" office:value-type="string" office:string-value="" calcext:value-type="error">
            <text:p>#VALUE!</text:p>
          </table:table-cell>
          <table:table-cell table:style-name="ce27" table:formula="of:=[.N5]-[.N4]" office:value-type="string" office:string-value="" calcext:value-type="error">
            <text:p>#VALUE!</text:p>
          </table:table-cell>
          <table:table-cell table:style-name="ce27" table:formula="of:=[.O5]-[.O4]" office:value-type="string" office:string-value="" calcext:value-type="error">
            <text:p>#VALUE!</text:p>
          </table:table-cell>
          <table:table-cell/>
          <table:table-cell table:style-name="Default"/>
        </table:table-row>
        <table:table-row table:style-name="ro1">
          <table:table-cell table:formula="of:=['file:///C:/Users/MADRAFi/Dropbox/Atari/DEV/StarVagrant/Doc/item_matrix.ods'#$Locations.A3]" office:value-type="float" office:value="0" calcext:value-type="float">
            <text:p>0</text:p>
          </table:table-cell>
          <table:table-cell table:style-name="ce22" table:formula="of:=['file:///C:/Users/MADRAFi/Dropbox/Atari/DEV/StarVagrant/Doc/item_matrix.ods'#$Locations.B3]" office:value-type="string" office:string-value="Port Olisar" calcext:value-type="string">
            <text:p>Port Olisar</text:p>
          </table:table-cell>
          <table:table-cell table:formula="of:=['file:///C:/Users/MADRAFi/Dropbox/Atari/DEV/StarVagrant/Doc/item_matrix.ods'#$Locations.C3]" office:value-type="string" office:string-value="Crusader" calcext:value-type="string">
            <text:p>Crusade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7:.O7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4]" office:value-type="float" office:value="1" calcext:value-type="float">
            <text:p>1</text:p>
          </table:table-cell>
          <table:table-cell table:style-name="ce15" table:formula="of:=['file:///C:/Users/MADRAFi/Dropbox/Atari/DEV/StarVagrant/Doc/item_matrix.ods'#$Locations.B4]" office:value-type="string" office:string-value="Grim Hex" calcext:value-type="string">
            <text:p>Grim Hex</text:p>
          </table:table-cell>
          <table:table-cell table:formula="of:=['file:///C:/Users/MADRAFi/Dropbox/Atari/DEV/StarVagrant/Doc/item_matrix.ods'#$Locations.C4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8:.O8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5]" office:value-type="float" office:value="2" calcext:value-type="float">
            <text:p>2</text:p>
          </table:table-cell>
          <table:table-cell table:style-name="ce15" table:formula="of:=['file:///C:/Users/MADRAFi/Dropbox/Atari/DEV/StarVagrant/Doc/item_matrix.ods'#$Locations.B5]" office:value-type="string" office:string-value="Mining Area 157" calcext:value-type="string">
            <text:p>Mining Area 157</text:p>
          </table:table-cell>
          <table:table-cell table:formula="of:=['file:///C:/Users/MADRAFi/Dropbox/Atari/DEV/StarVagrant/Doc/item_matrix.ods'#$Locations.C5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9:.O9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6]" office:value-type="float" office:value="3" calcext:value-type="float">
            <text:p>3</text:p>
          </table:table-cell>
          <table:table-cell table:style-name="ce15" table:formula="of:=['file:///C:/Users/MADRAFi/Dropbox/Atari/DEV/StarVagrant/Doc/item_matrix.ods'#$Locations.B6]" office:value-type="string" office:string-value="Jumptown" calcext:value-type="string">
            <text:p>Jumptown</text:p>
          </table:table-cell>
          <table:table-cell table:formula="of:=['file:///C:/Users/MADRAFi/Dropbox/Atari/DEV/StarVagrant/Doc/item_matrix.ods'#$Locations.C6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0:.O1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7]" office:value-type="float" office:value="4" calcext:value-type="float">
            <text:p>4</text:p>
          </table:table-cell>
          <table:table-cell table:style-name="ce16" table:formula="of:=['file:///C:/Users/MADRAFi/Dropbox/Atari/DEV/StarVagrant/Doc/item_matrix.ods'#$Locations.B7]" office:value-type="string" office:string-value="Kudre Ore" calcext:value-type="string">
            <text:p>Kudre Ore</text:p>
          </table:table-cell>
          <table:table-cell table:formula="of:=['file:///C:/Users/MADRAFi/Dropbox/Atari/DEV/StarVagrant/Doc/item_matrix.ods'#$Locations.C7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1:.O1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8]" office:value-type="float" office:value="5" calcext:value-type="float">
            <text:p>5</text:p>
          </table:table-cell>
          <table:table-cell table:style-name="ce16" table:formula="of:=['file:///C:/Users/MADRAFi/Dropbox/Atari/DEV/StarVagrant/Doc/item_matrix.ods'#$Locations.B8]" office:value-type="string" office:string-value="Mining Area 141" calcext:value-type="string">
            <text:p>Mining Area 141</text:p>
          </table:table-cell>
          <table:table-cell table:formula="of:=['file:///C:/Users/MADRAFi/Dropbox/Atari/DEV/StarVagrant/Doc/item_matrix.ods'#$Locations.C8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2:.O12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9]" office:value-type="float" office:value="6" calcext:value-type="float">
            <text:p>6</text:p>
          </table:table-cell>
          <table:table-cell table:style-name="ce16" table:formula="of:=['file:///C:/Users/MADRAFi/Dropbox/Atari/DEV/StarVagrant/Doc/item_matrix.ods'#$Locations.B9]" office:value-type="string" office:string-value="Harvest Hydro" calcext:value-type="string">
            <text:p>Harvest Hydro</text:p>
          </table:table-cell>
          <table:table-cell table:formula="of:=['file:///C:/Users/MADRAFi/Dropbox/Atari/DEV/StarVagrant/Doc/item_matrix.ods'#$Locations.C9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3:.O13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0]" office:value-type="float" office:value="7" calcext:value-type="float">
            <text:p>7</text:p>
          </table:table-cell>
          <table:table-cell table:style-name="ce17" table:formula="of:=['file:///C:/Users/MADRAFi/Dropbox/Atari/DEV/StarVagrant/Doc/item_matrix.ods'#$Locations.B10]" office:value-type="string" office:string-value="Hickers Research" calcext:value-type="string">
            <text:p>Hickers Research</text:p>
          </table:table-cell>
          <table:table-cell table:formula="of:=['file:///C:/Users/MADRAFi/Dropbox/Atari/DEV/StarVagrant/Doc/item_matrix.ods'#$Locations.C10]" office:value-type="string" office:string-value="Cellin" calcext:value-type="string">
            <text:p>Celli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4:.O14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1]" office:value-type="float" office:value="8" calcext:value-type="float">
            <text:p>8</text:p>
          </table:table-cell>
          <table:table-cell table:style-name="ce17" table:formula="of:=['file:///C:/Users/MADRAFi/Dropbox/Atari/DEV/StarVagrant/Doc/item_matrix.ods'#$Locations.B11]" office:value-type="string" office:string-value="Terra HydroFarm" calcext:value-type="string">
            <text:p>Terra HydroFarm</text:p>
          </table:table-cell>
          <table:table-cell table:formula="of:=['file:///C:/Users/MADRAFi/Dropbox/Atari/DEV/StarVagrant/Doc/item_matrix.ods'#$Locations.C11]" office:value-type="string" office:string-value="Cellin" calcext:value-type="string">
            <text:p>Celli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5:.O15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2]" office:value-type="float" office:value="9" calcext:value-type="float">
            <text:p>9</text:p>
          </table:table-cell>
          <table:table-cell table:style-name="ce18" table:formula="of:=['file:///C:/Users/MADRAFi/Dropbox/Atari/DEV/StarVagrant/Doc/item_matrix.ods'#$Locations.B12]" office:value-type="string" office:string-value="HDMS-Han" calcext:value-type="string">
            <text:p>HDMS-Han</text:p>
          </table:table-cell>
          <table:table-cell table:formula="of:=['file:///C:/Users/MADRAFi/Dropbox/Atari/DEV/StarVagrant/Doc/item_matrix.ods'#$Locations.C12]" office:value-type="string" office:string-value="Magda" calcext:value-type="string">
            <text:p>Magd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6:.O16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3]" office:value-type="float" office:value="10" calcext:value-type="float">
            <text:p>10</text:p>
          </table:table-cell>
          <table:table-cell table:style-name="ce18" table:formula="of:=['file:///C:/Users/MADRAFi/Dropbox/Atari/DEV/StarVagrant/Doc/item_matrix.ods'#$Locations.B13]" office:value-type="string" office:string-value="R&amp;R Hur-L1" calcext:value-type="string">
            <text:p>R&amp;R Hur-L1</text:p>
          </table:table-cell>
          <table:table-cell table:formula="of:=['file:///C:/Users/MADRAFi/Dropbox/Atari/DEV/StarVagrant/Doc/item_matrix.ods'#$Locations.C13]" office:value-type="string" office:string-value="Magda" calcext:value-type="string">
            <text:p>Magd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7:.O17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4]" office:value-type="float" office:value="11" calcext:value-type="float">
            <text:p>11</text:p>
          </table:table-cell>
          <table:table-cell table:style-name="ce19" table:formula="of:=['file:///C:/Users/MADRAFi/Dropbox/Atari/DEV/StarVagrant/Doc/item_matrix.ods'#$Locations.B14]" office:value-type="string" office:string-value="Levski" calcext:value-type="string">
            <text:p>Levski</text:p>
          </table:table-cell>
          <table:table-cell table:formula="of:=['file:///C:/Users/MADRAFi/Dropbox/Atari/DEV/StarVagrant/Doc/item_matrix.ods'#$Locations.C14]" office:value-type="string" office:string-value="Delamar" calcext:value-type="string">
            <text:p>Delamar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COUNTIF([.D18:.O18];&quot;&gt;0&quot;)" office:value-type="float" office:value="1" calcext:value-type="float">
            <text:p>1</text:p>
          </table:table-cell>
        </table:table-row>
        <table:table-row table:style-name="ro1">
          <table:table-cell table:formula="of:=['file:///C:/Users/MADRAFi/Dropbox/Atari/DEV/StarVagrant/Doc/item_matrix.ods'#$Locations.A15]" office:value-type="float" office:value="12" calcext:value-type="float">
            <text:p>12</text:p>
          </table:table-cell>
          <table:table-cell table:style-name="ce20" table:formula="of:=['file:///C:/Users/MADRAFi/Dropbox/Atari/DEV/StarVagrant/Doc/item_matrix.ods'#$Locations.B15]" office:value-type="string" office:string-value="Lorville" calcext:value-type="string">
            <text:p>Lorville</text:p>
          </table:table-cell>
          <table:table-cell table:formula="of:=['file:///C:/Users/MADRAFi/Dropbox/Atari/DEV/StarVagrant/Doc/item_matrix.ods'#$Locations.C15]" office:value-type="string" office:string-value="Hurston" calcext:value-type="string">
            <text:p>Hurs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COUNTIF([.D19:.O19];&quot;&gt;0&quot;)" office:value-type="float" office:value="1" calcext:value-type="float">
            <text:p>1</text:p>
          </table:table-cell>
        </table:table-row>
        <table:table-row table:style-name="ro1">
          <table:table-cell table:formula="of:=['file:///C:/Users/MADRAFi/Dropbox/Atari/DEV/StarVagrant/Doc/item_matrix.ods'#$Locations.A16]" office:value-type="float" office:value="13" calcext:value-type="float">
            <text:p>13</text:p>
          </table:table-cell>
          <table:table-cell table:style-name="ce20" table:formula="of:=['file:///C:/Users/MADRAFi/Dropbox/Atari/DEV/StarVagrant/Doc/item_matrix.ods'#$Locations.B16]" office:value-type="string" office:string-value="HDMS-Edmond" calcext:value-type="string">
            <text:p>HDMS-Edmond</text:p>
          </table:table-cell>
          <table:table-cell table:formula="of:=['file:///C:/Users/MADRAFi/Dropbox/Atari/DEV/StarVagrant/Doc/item_matrix.ods'#$Locations.C16]" office:value-type="string" office:string-value="Hurston" calcext:value-type="string">
            <text:p>Hursto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0:.O2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7]" office:value-type="float" office:value="14" calcext:value-type="float">
            <text:p>14</text:p>
          </table:table-cell>
          <table:table-cell table:style-name="ce21" table:formula="of:=['file:///C:/Users/MADRAFi/Dropbox/Atari/DEV/StarVagrant/Doc/item_matrix.ods'#$Locations.B17]" office:value-type="string" office:string-value="HDMS-Anderson " calcext:value-type="string">
            <text:p>HDMS-Anderson </text:p>
          </table:table-cell>
          <table:table-cell table:formula="of:=['file:///C:/Users/MADRAFi/Dropbox/Atari/DEV/StarVagrant/Doc/item_matrix.ods'#$Locations.C17]" office:value-type="string" office:string-value="Aberdeen" calcext:value-type="string">
            <text:p>Aberdee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1:.O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8]" office:value-type="float" office:value="15" calcext:value-type="float">
            <text:p>15</text:p>
          </table:table-cell>
          <table:table-cell table:style-name="ce22" table:formula="of:=['file:///C:/Users/MADRAFi/Dropbox/Atari/DEV/StarVagrant/Doc/item_matrix.ods'#$Locations.B18]" office:value-type="string" office:string-value="Orison" calcext:value-type="string">
            <text:p>Orison</text:p>
          </table:table-cell>
          <table:table-cell table:formula="of:=['file:///C:/Users/MADRAFi/Dropbox/Atari/DEV/StarVagrant/Doc/item_matrix.ods'#$Locations.C18]" office:value-type="string" office:string-value="Crusader" calcext:value-type="string">
            <text:p>Crusade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2:.O22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9]" office:value-type="float" office:value="16" calcext:value-type="float">
            <text:p>16</text:p>
          </table:table-cell>
          <table:table-cell table:style-name="ce16" table:formula="of:=['file:///C:/Users/MADRAFi/Dropbox/Atari/DEV/StarVagrant/Doc/item_matrix.ods'#$Locations.B19]" office:value-type="string" office:string-value="Area18" calcext:value-type="string">
            <text:p>Area18</text:p>
          </table:table-cell>
          <table:table-cell table:formula="of:=['file:///C:/Users/MADRAFi/Dropbox/Atari/DEV/StarVagrant/Doc/item_matrix.ods'#$Locations.C19]" office:value-type="string" office:string-value="ArcCorp" calcext:value-type="string">
            <text:p>ArcCorp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3:.O23];&quot;&gt;0&quot;)" office:value-type="float" office:value="0" calcext:value-type="float">
            <text:p>0</text:p>
          </table:table-cell>
        </table:table-row>
      </table:table>
      <table:table table:name="Array Ships" table:style-name="ta1" table:print="false">
        <office:forms form:automatic-focus="false" form:apply-design-mode="false"/>
        <table:table-column table:style-name="co9" table:default-cell-style-name="ce28"/>
        <table:table-row table:style-name="ro1">
          <table:table-cell table:formula="of:=COM.MICROSOFT.CONCAT(&quot;'&quot;;[Ships.B2];&quot;'&quot;;&quot;,&quot;;[Ships.D2];&quot;,&quot;;[Ships.E2];&quot;,&quot;;[Ships.F2];&quot;,&quot;;[Ships.G2];&quot;,&quot;;[Ships.H2];&quot;,&quot;)" office:value-type="string" office:string-value="'SRV',0,10,200,28,231," calcext:value-type="string">
            <text:p>'SRV',0,10,200,28,231,</text:p>
          </table:table-cell>
        </table:table-row>
        <table:table-row table:style-name="ro1">
          <table:table-cell table:formula="of:=COM.MICROSOFT.CONCAT(&quot;'&quot;;[Ships.B3];&quot;'&quot;;&quot;,&quot;;[Ships.D3];&quot;,&quot;;[Ships.E3];&quot;,&quot;;[Ships.F3];&quot;,&quot;;[Ships.G3];&quot;,&quot;;[Ships.H3];&quot;,&quot;)" office:value-type="string" office:string-value="'Cutlass Black',1,46,220,29,226," calcext:value-type="string">
            <text:p>'Cutlass Black',1,46,220,29,226,</text:p>
          </table:table-cell>
        </table:table-row>
        <table:table-row table:style-name="ro1">
          <table:table-cell table:formula="of:=COM.MICROSOFT.CONCAT(&quot;'&quot;;[Ships.B4];&quot;'&quot;;&quot;,&quot;;[Ships.D4];&quot;,&quot;;[Ships.E4];&quot;,&quot;;[Ships.F4];&quot;,&quot;;[Ships.G4];&quot;,&quot;;[Ships.H4];&quot;,&quot;)" office:value-type="string" office:string-value="'Constellation',2,96,190,61,439," calcext:value-type="string">
            <text:p>'Constellation',2,96,190,61,439,</text:p>
          </table:table-cell>
        </table:table-row>
        <table:table-row table:style-name="ro1">
          <table:table-cell table:formula="of:=COM.MICROSOFT.CONCAT(&quot;'&quot;;[Ships.B5];&quot;'&quot;;&quot;,&quot;;[Ships.D5];&quot;,&quot;;[Ships.E5];&quot;,&quot;;[Ships.F5];&quot;,&quot;;[Ships.G5];&quot;,&quot;;[Ships.H5];&quot;,&quot;)" office:value-type="string" office:string-value="'Freelancer Max',3,122,205,38,336," calcext:value-type="string">
            <text:p>'Freelancer Max',3,122,205,38,336,</text:p>
          </table:table-cell>
        </table:table-row>
        <table:table-row table:style-name="ro1">
          <table:table-cell table:formula="of:=COM.MICROSOFT.CONCAT(&quot;'&quot;;[Ships.B6];&quot;'&quot;;&quot;,&quot;;[Ships.D6];&quot;,&quot;;[Ships.E6];&quot;,&quot;;[Ships.F6];&quot;,&quot;;[Ships.G6];&quot;,&quot;;[Ships.H6];&quot;,&quot;)" office:value-type="string" office:string-value="'Reclaimer',4,180,80,155,9500," calcext:value-type="string">
            <text:p>'Reclaimer',4,180,80,155,9500,</text:p>
          </table:table-cell>
        </table:table-row>
        <table:table-row table:style-name="ro1">
          <table:table-cell table:formula="of:=COM.MICROSOFT.CONCAT(&quot;'&quot;;[Ships.B7];&quot;'&quot;;&quot;,&quot;;[Ships.D7];&quot;,&quot;;[Ships.E7];&quot;,&quot;;[Ships.F7];&quot;,&quot;;[Ships.G7];&quot;,&quot;;[Ships.H7];&quot;,&quot;)" office:value-type="string" office:string-value="'Hull B',3,384,60,49,387," calcext:value-type="string">
            <text:p>'Hull B',3,384,60,49,387,</text:p>
          </table:table-cell>
        </table:table-row>
        <table:table-row table:style-name="ro1">
          <table:table-cell table:formula="of:=COM.MICROSOFT.CONCAT(&quot;'&quot;;[Ships.B8];&quot;'&quot;;&quot;,&quot;;[Ships.D8];&quot;,&quot;;[Ships.E8];&quot;,&quot;;[Ships.F8];&quot;,&quot;;[Ships.G8];&quot;,&quot;;[Ships.H8];&quot;,&quot;)" office:value-type="string" office:string-value="'Caterpillar',1,577,100,111,1608," calcext:value-type="string">
            <text:p>'Caterpillar',1,577,100,111,1608,</text:p>
          </table:table-cell>
        </table:table-row>
        <table:table-row table:style-name="ro1">
          <table:table-cell table:formula="of:=COM.MICROSOFT.CONCAT(&quot;'&quot;;[Ships.B9];&quot;'&quot;;&quot;,&quot;;[Ships.D9];&quot;,&quot;;[Ships.E9];&quot;,&quot;;[Ships.F9];&quot;,&quot;;[Ships.G9];&quot;,&quot;;[Ships.H9];&quot;,&quot;)" office:value-type="string" office:string-value="'C2 Hercules',5,624,135,94,1410," calcext:value-type="string">
            <text:p>'C2 Hercules',5,624,135,94,1410,</text:p>
          </table:table-cell>
        </table:table-row>
        <table:table-row table:style-name="ro1">
          <table:table-cell table:formula="of:=COM.MICROSOFT.CONCAT(&quot;'&quot;;[Ships.B10];&quot;'&quot;;&quot;,&quot;;[Ships.D10];&quot;,&quot;;[Ships.E10];&quot;,&quot;;[Ships.F10];&quot;,&quot;;[Ships.G10];&quot;,&quot;;[Ships.H10];&quot;,&quot;)" office:value-type="string" office:string-value="'Idris-P',4,995,80,233,37310," calcext:value-type="string">
            <text:p>'Idris-P',4,995,80,233,37310,</text:p>
          </table:table-cell>
        </table:table-row>
        <table:table-row table:style-name="ro1">
          <table:table-cell table:formula="of:=COM.MICROSOFT.CONCAT(&quot;'&quot;;[Ships.B11];&quot;'&quot;;&quot;,&quot;;[Ships.D11];&quot;,&quot;;[Ships.E11];&quot;,&quot;;[Ships.F11];&quot;,&quot;;[Ships.G11];&quot;,&quot;;[Ships.H11];&quot;,&quot;)" office:value-type="string" office:string-value="'Carrack',6,1000,120,123,4397," calcext:value-type="string">
            <text:p>'Carrack',6,1000,120,123,4397,</text:p>
          </table:table-cell>
        </table:table-row>
        <table:table-row table:style-name="ro1">
          <table:table-cell table:formula="of:=COM.MICROSOFT.CONCAT(&quot;'&quot;;[Ships.B12];&quot;'&quot;;&quot;,&quot;;[Ships.D12];&quot;,&quot;;[Ships.E12];&quot;,&quot;;[Ships.F12];&quot;,&quot;;[Ships.G12];&quot;,&quot;;[Ships.H12];&quot;,&quot;)" office:value-type="string" office:string-value="'Merchantman',7,3584,90,160,9635," calcext:value-type="string">
            <text:p>'Merchantman',7,3584,90,160,9635,</text:p>
          </table:table-cell>
        </table:table-row>
        <table:table-row table:style-name="ro1">
          <table:table-cell table:formula="of:=COM.MICROSOFT.CONCAT(&quot;'&quot;;[Ships.B13];&quot;'&quot;;&quot;,&quot;;[Ships.D13];&quot;,&quot;;[Ships.E13];&quot;,&quot;;[Ships.F13];&quot;,&quot;;[Ships.G13];&quot;,&quot;;[Ships.H13];&quot;,&quot;)" office:value-type="string" office:string-value="'Hull C',3,4608,50,125,886," calcext:value-type="string">
            <text:p>'Hull C',3,4608,50,125,886,</text:p>
          </table:table-cell>
        </table:table-row>
        <table:table-row table:style-name="ro1">
          <table:table-cell/>
        </table:table-row>
      </table:table>
      <table:table table:name="Array Prices" table:style-name="ta1" table:print="false">
        <office:forms form:automatic-focus="false" form:apply-design-mode="false"/>
        <table:table-column table:style-name="co9" table:default-cell-style-name="ce28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)" office:value-type="string" office:string-value="0,5000,0,0,0,0,0,0,0,0,0,0," calcext:value-type="string">
            <text:p>0,5000,0,0,0,0,0,0,0,0,0,0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)" office:value-type="string" office:string-value="0,0,12000,0,0,0,0,0,0,0,0,0," calcext:value-type="string">
            <text:p>0,0,12000,0,0,0,0,0,0,0,0,0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)" office:value-type="string" office:string-value="0,0,0,0,0,0,0,0,0,0,0,0," calcext:value-type="string">
            <text:p>0,0,0,0,0,0,0,0,0,0,0,0,</text:p>
          </table:table-cell>
        </table:table-row>
      </table:table>
      <table:table table:name="'file:///C:/Users/MADRAFi/Dropbox/Atari/DEV/StarVagrant/Doc/item_matrix.ods'#Locations" table:print="false" table:style-name="ta_extref">
        <table:table-source xlink:type="simple" xlink:href="../item_matrix.ods" table:table-name="Locations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style-name="ce2" office:value-type="float" office:value="0">
            <text:p>0</text:p>
          </table:table-cell>
          <table:table-cell table:style-name="ce2" office:value-type="string">
            <text:p>Port Olisar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">
            <text:p>1</text:p>
          </table:table-cell>
          <table:table-cell table:style-name="ce2" office:value-type="string">
            <text:p>Grim Hex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2">
            <text:p>2</text:p>
          </table:table-cell>
          <table:table-cell table:style-name="ce2" office:value-type="string">
            <text:p>Mining Area 157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3">
            <text:p>3</text:p>
          </table:table-cell>
          <table:table-cell table:style-name="ce2" office:value-type="string">
            <text:p>Jumptown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4">
            <text:p>4</text:p>
          </table:table-cell>
          <table:table-cell table:style-name="ce2" office:value-type="string">
            <text:p>Kudre Ore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5">
            <text:p>5</text:p>
          </table:table-cell>
          <table:table-cell table:style-name="ce2" office:value-type="string">
            <text:p>Mining Area 141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6">
            <text:p>6</text:p>
          </table:table-cell>
          <table:table-cell table:style-name="ce2" office:value-type="string">
            <text:p>Harvest Hydro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7">
            <text:p>7</text:p>
          </table:table-cell>
          <table:table-cell table:style-name="ce2" office:value-type="string">
            <text:p>Hickers Research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8">
            <text:p>8</text:p>
          </table:table-cell>
          <table:table-cell table:style-name="ce2" office:value-type="string">
            <text:p>Terra HydroFarm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9">
            <text:p>9</text:p>
          </table:table-cell>
          <table:table-cell table:style-name="ce2" office:value-type="string">
            <text:p>HDMS-Han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0">
            <text:p>10</text:p>
          </table:table-cell>
          <table:table-cell table:style-name="ce2" office:value-type="string">
            <text:p>R&amp;R Hur-L1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1">
            <text:p>11</text:p>
          </table:table-cell>
          <table:table-cell table:style-name="ce2" office:value-type="string">
            <text:p>Levski</text:p>
          </table:table-cell>
          <table:table-cell table:style-name="ce2" office:value-type="string">
            <text:p>Delamar</text:p>
          </table:table-cell>
        </table:table-row>
        <table:table-row>
          <table:table-cell table:style-name="ce2" office:value-type="float" office:value="12">
            <text:p>12</text:p>
          </table:table-cell>
          <table:table-cell table:style-name="ce2" office:value-type="string">
            <text:p>Lorville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3">
            <text:p>13</text:p>
          </table:table-cell>
          <table:table-cell table:style-name="ce2" office:value-type="string">
            <text:p>HDMS-Edmond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4">
            <text:p>14</text:p>
          </table:table-cell>
          <table:table-cell table:style-name="ce2" office:value-type="string">
            <text:p>HDMS-Anderson </text:p>
          </table:table-cell>
          <table:table-cell table:style-name="ce2" office:value-type="string">
            <text:p>Aberdeen</text:p>
          </table:table-cell>
        </table:table-row>
        <table:table-row>
          <table:table-cell table:style-name="ce2" office:value-type="float" office:value="15">
            <text:p>15</text:p>
          </table:table-cell>
          <table:table-cell table:style-name="ce2" office:value-type="string">
            <text:p>Orison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6">
            <text:p>16</text:p>
          </table:table-cell>
          <table:table-cell table:style-name="ce2" office:value-type="string">
            <text:p>Area18</text:p>
          </table:table-cell>
          <table:table-cell table:style-name="ce2" office:value-type="string">
            <text:p>ArcCor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 style:data-style-name="N2" text:time-value="12:08:28.9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24T16:55:26.865000000</dc:date>
    <meta:editing-duration>P2DT11H24M12S</meta:editing-duration>
    <meta:editing-cycles>71</meta:editing-cycles>
    <meta:generator>LibreOffice/6.0.7.3$Windows_X86_64 LibreOffice_project/dc89aa7a9eabfd848af146d5086077aeed2ae4a5</meta:generator>
    <meta:document-statistic meta:table-count="5" meta:cell-count="508" meta:object-count="0"/>
  </office:meta>
</office:document-meta>
</file>